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PONENTE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NOTAS DESTACADAS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Elvira Magnolia Espinosa Campos</text:p>
          </table:table-cell>
          <table:table-cell table:style-name="ce2" office:value-type="string" calcext:value-type="string">
            <text:p>magnolia.espinosa@regioncentralrape.gov.co</text:p>
          </table:table-cell>
          <table:table-cell office:value-type="string" calcext:value-type="string">
            <text:p>Resumen SUMERCÉ.docx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HENRY JESUS INFANTE SALAZAR</text:p>
          </table:table-cell>
          <table:table-cell table:style-name="ce2" office:value-type="string" calcext:value-type="string">
            <text:p>presidencia@ongheinsa.org</text:p>
          </table:table-cell>
          <table:table-cell office:value-type="string" calcext:value-type="string">
            <text:p>Untitled presentation presidencia@ongheinsa.org.p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Jose A. Acevedo Suarez</text:p>
          </table:table-cell>
          <table:table-cell table:style-name="ce2" office:value-type="string" calcext:value-type="string">
            <text:p>acevedosuarez1955@gmail.com</text:p>
          </table:table-cell>
          <table:table-cell office:value-type="string" calcext:value-type="string">
            <text:p>MGICS.docx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ana julia acevedo urquiaga</text:p>
          </table:table-cell>
          <table:table-cell table:style-name="ce2" office:value-type="string" calcext:value-type="string">
            <text:p>anajuliaa@gmail.com</text:p>
          </table:table-cell>
          <table:table-cell office:value-type="string" calcext:value-type="string">
            <text:p>MGICS_2.docx</text:p>
          </table:table-cell>
          <table:table-cell table:style-name="ce2" office:value-type="string" calcext:value-type="string">
            <text:p>Se reenvía el resumen de la ponencia, porfavor acusar recibo y si es posible enviar carta aceptación. Gracias </text:p>
          </table:table-cell>
          <table:table-cell table:number-columns-repeated="101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 calcext:value-type="string">
            <text:p>LINK DOCUMENTOS ===&gt;&gt;</text:p>
          </table:table-cell>
          <table:table-cell office:value-type="string" calcext:value-type="string">
            <text:p>https://drive.google.com/drive/folders/13aCTqeQpfE-fn5Uu6Y3F87gWA6FHycGf?usp=sharing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7:11:18.685805801</meta:creation-date>
    <dc:date>2023-10-11T07:27:44.587997388</dc:date>
    <meta:editing-duration>PT16M26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